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color="#c0c0c0" draw:fill-gradient-name="Gradient_20_1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Dashed" draw:textarea-horizontal-align="left" draw:textarea-vertical-align="top" draw:auto-grow-height="false"/>
    </style:style>
    <style:style style:name="gr4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b84747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4006b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3" style:family="graphic" style:parent-style-name="standard">
      <style:graphic-properties draw:marker-start="Dimension_20_Lines" draw:marker-start-width="0.3cm" draw:marker-end="Dimension_20_Lines" draw:marker-end-width="0.3cm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2.6cm"/>
    </style:style>
    <style:style style:name="gr15" style:family="graphic" style:parent-style-name="standard">
      <style:graphic-properties svg:stroke-color="#cccc00" draw:marker-start="Dimension_20_Lines" draw:marker-start-width="0.3cm" draw:marker-end="Dimension_20_Lines" draw:marker-end-width="0.3cm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2.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5cm" svg:x="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5cm" svg:x="18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6cm" svg:height="5cm" svg:x="2.5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8cm" svg:height="2.9cm" svg:x="2.6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5.8cm" svg:height="1.8cm" svg:x="2.6cm" svg:y="2.1cm">
          <text:p text:style-name="P1">Competition from other customers –</text:p>
          <text:p text:style-name="P1">unknowable (5-95%)?</text:p>
          <draw:enhanced-geometry svg:viewBox="0 0 21600 21600" draw:type="rectangle" draw:enhanced-path="M 0 0 L 21600 0 21600 21600 0 21600 0 0 Z N"/>
        </draw:custom-shape>
        <draw:polygon draw:style-name="gr5" draw:text-style-name="P1" draw:layer="layout" svg:width="12.499cm" svg:height="0.399cm" svg:x="5.7cm" svg:y="6.3cm" svg:viewBox="0 0 12500 400" draw:points="0,400 0,0 6700,0 7200,200 9000,200 9500,0 12500,0 12500,400">
          <text:p/>
        </draw:polygon>
        <draw:polygon draw:style-name="gr6" draw:text-style-name="P1" draw:layer="layout" svg:width="12.499cm" svg:height="0.799cm" svg:x="5.7cm" svg:y="5.6cm" svg:viewBox="0 0 12500 800" draw:points="0,600 0,0 6700,0 7200,300 9000,300 9500,0 12500,0 12500,600 9500,600 9000,800 7200,800 6700,600">
          <text:p/>
        </draw:polygon>
        <draw:polygon draw:style-name="gr7" draw:text-style-name="P1" draw:layer="layout" svg:width="12.499cm" svg:height="0.799cm" svg:x="5.7cm" svg:y="5cm" svg:viewBox="0 0 12500 800" draw:points="0,500 0,0 6700,0 7200,400 9000,400 9500,0 12500,0 12500,500 9500,500 9000,800 7200,800 6700,500">
          <text:p/>
        </draw:polygon>
        <draw:polygon draw:style-name="gr8" draw:text-style-name="P1" draw:layer="layout" svg:width="10.099cm" svg:height="1.099cm" svg:x="8.1cm" svg:y="4.2cm" svg:viewBox="0 0 10100 1100" draw:points="0,700 0,0 10100,0 10100,700 7100,700 6600,1100 4800,1100 4300,700">
          <text:p/>
        </draw:polygon>
        <draw:polygon draw:style-name="gr9" draw:text-style-name="P1" draw:layer="layout" svg:width="2.298cm" svg:height="0.899cm" svg:x="12.4cm" svg:y="4.4cm" svg:viewBox="0 0 2299 900" draw:points="400,900 0,600 26,0 2299,0 2299,900">
          <text:p text:style-name="P1">Probe</text:p>
        </draw:polygon>
        <draw:frame draw:style-name="gr10" draw:layer="layout" svg:width="4.972cm" svg:height="0.962cm" svg:x="2.9cm" svg:y="4.038cm">
          <draw:text-box>
            <text:p text:style-name="P1">Total Bandwidth</text:p>
          </draw:text-box>
        </draw:frame>
        <draw:frame draw:style-name="gr11" draw:text-style-name="P1" draw:layer="layout" svg:width="2.682cm" svg:height="1cm" svg:x="8.4cm" svg:y="4.1cm">
          <draw:text-box>
            <text:p text:style-name="P1">Unused</text:p>
          </draw:text-box>
        </draw:frame>
        <draw:line draw:style-name="gr12" draw:text-style-name="P1" draw:layer="layout" svg:x1="2.8cm" svg:y1="4cm" svg:x2="2.8cm" svg:y2="6.9cm">
          <text:p/>
        </draw:line>
        <draw:line draw:style-name="gr13" draw:text-style-name="P1" draw:layer="layout" svg:x1="8.4cm" svg:y1="4.2cm" svg:x2="8.4cm" svg:y2="4.9cm">
          <text:p/>
        </draw:line>
        <draw:frame draw:style-name="gr14" draw:text-style-name="P1" draw:layer="layout" svg:width="3.1cm" svg:height="1cm" svg:x="15.1cm" svg:y="4.1cm">
          <draw:text-box>
            <text:p text:style-name="P1">Available</text:p>
          </draw:text-box>
        </draw:frame>
        <draw:line draw:style-name="gr15" draw:text-style-name="P1" draw:layer="layout" svg:x1="15cm" svg:y1="4.2cm" svg:x2="15cm" svg:y2="5.3cm">
          <text:p/>
        </draw:line>
        <draw:line draw:style-name="gr13" draw:text-style-name="P1" draw:layer="layout" svg:x1="5.3cm" svg:y1="5cm" svg:x2="5.3cm" svg:y2="6.7cm">
          <text:p/>
        </draw:line>
        <draw:frame draw:style-name="gr16" draw:text-style-name="P1" draw:layer="layout" svg:width="2cm" svg:height="0.962cm" svg:x="3.382cm" svg:y="5.346cm">
          <draw:text-box>
            <text:p text:style-name="P1">Us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 Wilson</meta:initial-creator>
    <meta:creation-date>2013-05-09T16:23:02</meta:creation-date>
    <dc:date>2014-06-16T17:35:59</dc:date>
    <dc:creator>Chris Wilson</dc:creator>
    <meta:editing-duration>PT16M56S</meta:editing-duration>
    <meta:editing-cycles>4</meta:editing-cycles>
    <meta:generator>LibreOffice/3.5$Linux_X86_64 LibreOffice_project/350m1$Build-2</meta:generator>
    <meta:document-statistic meta:object-count="18"/>
  </office:meta>
</office:document-meta>
</file>